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57559"/>
    </style:style>
    <style:style style:name="P2" style:family="paragraph" style:parent-style-name="Standard">
      <style:paragraph-properties fo:line-height="150%"/>
      <style:text-properties officeooo:rsid="00057559" officeooo:paragraph-rsid="00057559"/>
    </style:style>
    <style:style style:name="P3" style:family="paragraph" style:parent-style-name="Standard">
      <style:paragraph-properties fo:line-height="150%"/>
      <style:text-properties style:font-name="Times New Roman" officeooo:rsid="001a457c" officeooo:paragraph-rsid="00057559"/>
    </style:style>
    <style:style style:name="P4" style:family="paragraph" style:parent-style-name="Standard">
      <style:paragraph-properties fo:line-height="150%"/>
      <style:text-properties style:font-name="Times New Roman" officeooo:rsid="001a457c" officeooo:paragraph-rsid="00070ad4"/>
    </style:style>
    <style:style style:name="P5" style:family="paragraph" style:parent-style-name="Standard">
      <style:paragraph-properties fo:line-height="150%"/>
      <style:text-properties style:font-name="Times New Roman" fo:font-weight="bold" officeooo:rsid="001a457c" officeooo:paragraph-rsid="00057559" style:font-weight-asian="bold" style:font-weight-complex="bold"/>
    </style:style>
    <style:style style:name="P6" style:family="paragraph" style:parent-style-name="Standard">
      <style:paragraph-properties fo:line-height="150%"/>
      <style:text-properties style:font-name="Times New Roman" fo:font-weight="bold" officeooo:rsid="001a457c" officeooo:paragraph-rsid="00070ad4" style:font-weight-asian="bold" style:font-weight-complex="bold"/>
    </style:style>
    <style:style style:name="P7" style:family="paragraph" style:parent-style-name="Standard">
      <style:paragraph-properties fo:line-height="150%"/>
      <style:text-properties officeooo:paragraph-rsid="00057559"/>
    </style:style>
    <style:style style:name="P8" style:family="paragraph" style:parent-style-name="Standard">
      <style:paragraph-properties fo:line-height="150%"/>
      <style:text-properties officeooo:paragraph-rsid="00070ad4"/>
    </style:style>
    <style:style style:name="P9" style:family="paragraph" style:parent-style-name="Standard">
      <style:paragraph-properties fo:line-height="150%"/>
      <style:text-properties officeooo:rsid="001a457c" officeooo:paragraph-rsid="00070ad4"/>
    </style:style>
    <style:style style:name="T1" style:family="text">
      <style:text-properties officeooo:rsid="00057559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a457c"/>
    </style:style>
    <style:style style:name="T4" style:family="text">
      <style:text-properties style:font-name="Times New Roman" officeooo:rsid="00325cc1"/>
    </style:style>
    <style:style style:name="T5" style:family="text">
      <style:text-properties style:font-name="Times New Roman" officeooo:rsid="00057559"/>
    </style:style>
    <style:style style:name="T6" style:family="text">
      <style:text-properties fo:color="#000000" loext:opacity="100%" style:font-name="Times New Roman" fo:background-color="transparent" loext:char-shading-value="0"/>
    </style:style>
    <style:style style:name="T7" style:family="text">
      <style:text-properties fo:color="#000000" loext:opacity="100%" style:font-name="Times New Roman" officeooo:rsid="001a457c" fo:background-color="transparent" loext:char-shading-value="0"/>
    </style:style>
    <style:style style:name="T8" style:family="text">
      <style:text-properties fo:color="#000000" loext:opacity="100%" style:font-name="Times New Roman" officeooo:rsid="00057559" fo:background-color="transparent" loext:char-shading-value="0"/>
    </style:style>
    <style:style style:name="T9" style:family="text">
      <style:text-properties fo:color="#000000" loext:opacity="100%" style:font-name="Times New Roman" officeooo:rsid="00070ad4" fo:background-color="transparent" loext:char-shading-value="0"/>
    </style:style>
    <style:style style:name="T10" style:family="text">
      <style:text-properties fo:color="#000000" loext:opacity="100%" style:font-name="Times New Roman" officeooo:rsid="000867a8" fo:background-color="transparent" loext:char-shading-value="0"/>
    </style:style>
    <style:style style:name="T11" style:family="text">
      <style:text-properties fo:color="#000000" loext:opacity="100%" fo:background-color="transparent" loext:char-shading-value="0"/>
    </style:style>
    <style:style style:name="T12" style:family="text">
      <style:text-properties fo:color="#000000" loext:opacity="100%" style:font-name="Times New Roman" officeooo:rsid="00070ad4" fo:background-color="transparent" loext:char-shading-value="0"/>
    </style:style>
    <style:style style:name="T13" style:family="text">
      <style:text-properties officeooo:rsid="00070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ovací případ č. 1: <text:span text:style-name="T1">Najetí myší na obrázek a zobrazení textu</text:span></text:p>
      <text:p text:style-name="P7"><text:span text:style-name="T3"><text:tab/></text:span><text:span text:style-name="T4">Popis</text:span><text:span text:style-name="T3">: Ověření, že </text:span><text:span text:style-name="T5">po najetí myší na obrázek se zobrazí text: </text:span><text:span text:style-name="T6">Kamkoli, kdykoli!</text:span></text:p>
      <text:p text:style-name="P3"><text:tab/>Kroky: <text:s/></text:p>
      <text:p text:style-name="P3"><text:span text:style-name="T1"><text:tab/><text:tab/>1 - Test načte webovou stránku </text:span><text:a xlink:type="simple" xlink:href="http://www.naskapitan.cz/" text:style-name="Internet_20_link" text:visited-style-name="Visited_20_Internet_20_Link"><text:span text:style-name="T1">www.naskapitan.cz</text:span></text:a></text:p>
      <text:p text:style-name="P3"><text:tab/><text:tab/><text:span text:style-name="T1">2 – Test simuluje najetí myší na vybraný obrázek</text:span></text:p>
      <text:p text:style-name="P3"><text:tab/><text:tab/><text:span text:style-name="T1">3 – Test zkontroluje, že se po předešlém kroku na obrázku zobrazil nápis: Kamkoli, kdykoli!</text:span></text:p>
      <text:p text:style-name="P3"><text:tab/>Očekávaný výsledek: <text:span text:style-name="T1">Na vybraném obrázku se zobrazí text: Kamkoli, kdykoli!</text:span></text:p>
      <text:p text:style-name="P3"><text:tab/>Skutečný výsledek: <text:span text:style-name="T1">Na obrázku se zobrazí text: Kdykoli, kamkoli!</text:span></text:p>
      <text:p text:style-name="P3"><text:tab/>Stav: Pass</text:p>
      <text:p text:style-name="P3"><text:tab/>Poznámka: <text:span text:style-name="T1">Tento test kontroluje, že je reakce na webové stránce, po najetí myší na daný obrázek, správná.</text:span></text:p>
      <text:p text:style-name="P3"/>
      <text:p text:style-name="P5">Testovací případ č. <text:span text:style-name="T1">2</text:span>: <text:span text:style-name="T1">Kontrola názvu stránky (záložky), po vložení testovacího emailu, k odběru novinek</text:span></text:p>
      <text:p text:style-name="P7"><text:span text:style-name="T3"><text:tab/></text:span><text:span text:style-name="T4">Popis</text:span><text:span text:style-name="T3">: Ověření, že </text:span><text:span text:style-name="T7"><text:s/></text:span><text:span text:style-name="T8">po zadání testovacího emailu (neexistujícího), nebude uživatel přihlášen k odběru novinek, ale že se název stránky přejmenuje na: Error Submitting Form</text:span></text:p>
      <text:p text:style-name="P3"><text:tab/>Kroky: <text:s/></text:p>
      <text:p text:style-name="P3"><text:span text:style-name="T1"><text:tab/><text:tab/>1 - Test načte webovou stránku </text:span><text:a xlink:type="simple" xlink:href="http://www.naskapitan.cz/" text:style-name="Internet_20_link" text:visited-style-name="Visited_20_Internet_20_Link"><text:span text:style-name="T1">www.naskapitan.cz</text:span></text:a></text:p>
      <text:p text:style-name="P3"><text:tab/><text:tab/><text:span text:style-name="T1">2 – Test nalezne pole pro vložení emailu k odběru novinek</text:span></text:p>
      <text:p text:style-name="P7"><text:span text:style-name="T3"><text:tab/><text:tab/></text:span><text:span text:style-name="T5">3 – Test vloží email: </text:span><text:a xlink:type="simple" xlink:href="mailto:test@example.com" text:style-name="Internet_20_link" text:visited-style-name="Visited_20_Internet_20_Link"><text:span text:style-name="T11">test@example.com</text:span></text:a></text:p>
      <text:p text:style-name="P2"><text:span text:style-name="T11"><text:tab/><text:tab/>4 – Test klikne na pole Potvrdit</text:span></text:p>
      <text:p text:style-name="P3"><text:tab/>Očekávaný výsledek: <text:span text:style-name="T1">Název stránky (záložka) se změní na: </text:span><text:span text:style-name="T8">Error Submitting Form</text:span></text:p>
      <text:p text:style-name="P3"><text:tab/>Skutečný výsledek: <text:span text:style-name="T1">Název stránky (záložky) se změní na </text:span><text:span text:style-name="T8">Error Submitting Form</text:span></text:p>
      <text:p text:style-name="P3"><text:tab/>Stav: Pass</text:p>
      <text:p text:style-name="P3"><text:tab/>Poznámka: <text:span text:style-name="T1">Tento test kontroluje, že po vložení neexistujícího emailu změní název stránky na </text:span><text:span text:style-name="T8">Error Submitting Form a uživatel tedy nebude přihlášen k odběru novinek.</text:span></text:p>
      <text:p text:style-name="P3"><text:span text:style-name="T8"/></text:p>
      <text:p text:style-name="P6">Testovací případ č. <text:span text:style-name="T13">3</text:span>: <text:span text:style-name="T13">Kontrola, že se přeš šipku stránka vrátí na začátek</text:span></text:p>
      <text:p text:style-name="P8"><text:span text:style-name="T3"><text:tab/></text:span><text:span text:style-name="T4">Popis</text:span><text:span text:style-name="T3">: Ověření, že </text:span><text:span text:style-name="T7"><text:s/></text:span><text:span text:style-name="T8">po </text:span><text:span text:style-name="T9">kliknutí na šipku ve spodní části stránky vpravo v zeleném poli po scrollování dolů vrátí stránka na začátek</text:span></text:p>
      <text:p text:style-name="P4"><text:tab/>Kroky: <text:s/></text:p>
      <text:p text:style-name="P4"><text:span text:style-name="T1"><text:tab/><text:tab/>1 - Test načte webovou stránku </text:span><text:a xlink:type="simple" xlink:href="http://www.naskapitan.cz/" text:style-name="Internet_20_link" text:visited-style-name="Visited_20_Internet_20_Link"><text:span text:style-name="T1">www.naskapitan.cz</text:span></text:a></text:p>
      <text:p text:style-name="P9"><text:span text:style-name="T2"><text:tab/><text:tab/></text:span><text:span text:style-name="T5">2 – </text:span><text:span text:style-name="T9">Test scrolluje dolů</text:span></text:p>
      <text:p text:style-name="P9"><text:span text:style-name="T9"><text:tab/><text:tab/>3 – Test klikne na šipku</text:span></text:p>
      <text:p text:style-name="P9"><text:soft-page-break/><text:span text:style-name="T9"><text:tab/><text:tab/>4 – Stránka se vrátí na začátek (nahoru)</text:span></text:p>
      <text:p text:style-name="P4"><text:tab/>Očekávaný výsledek: <text:span text:style-name="T10">Po kliknutí na šipku v zeleném poli se stránka vrátí na začátek.</text:span></text:p>
      <text:p text:style-name="P4"><text:tab/>Skutečný výsledek: <text:span text:style-name="T10">Stránka se vrátí zpět na začátek po kliknutí na šipku v zeleném poli (nachází se vpravo dole)</text:span></text:p>
      <text:p text:style-name="P4"><text:tab/>Stav: Pass</text:p>
      <text:p text:style-name="P4"><text:span text:style-name="T8"><text:tab/>Poznámka: Tento test kontroluje, že </text:span><text:span text:style-name="T10">šipka plní svou funkci, kterou je vrácení se na začátek stránky (nahoru).</text:span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4:01:29.144000000</meta:creation-date>
    <dc:date>2025-06-09T16:42:05.492000000</dc:date>
    <meta:editing-duration>PT2H40M34S</meta:editing-duration>
    <meta:editing-cycles>5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32" meta:word-count="319" meta:character-count="2079" meta:non-whitespace-character-count="1736"/>
  </office:meta>
</office:document-meta>
</file>